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Courier" svg:font-family="Courier" style:font-family-generic="modern" style:font-pitch="fixed" svg:panose-1="2 7 4 9 2 2 5 2 4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style:font-name="Courier"/>
    </style:style>
    <style:style style:name="P3" style:parent-style-name="Standard" style:family="paragraph">
      <style:text-properties style:font-name="Courier"/>
    </style:style>
    <style:style style:name="P4" style:parent-style-name="Standard" style:family="paragraph">
      <style:text-properties style:font-name="Courier"/>
    </style:style>
    <style:style style:name="P5" style:parent-style-name="Standard" style:family="paragraph">
      <style:text-properties style:font-name="Courier"/>
    </style:style>
    <style:style style:name="P6" style:parent-style-name="Standard" style:family="paragraph">
      <style:text-properties style:font-name="Courier"/>
    </style:style>
    <style:style style:name="P7" style:parent-style-name="Standard" style:family="paragraph">
      <style:text-properties style:font-name="Courier"/>
    </style:style>
    <style:style style:name="P8" style:parent-style-name="Standard" style:family="paragraph">
      <style:text-properties style:font-name="Courier"/>
    </style:style>
    <style:style style:name="P9" style:parent-style-name="Standard" style:family="paragraph">
      <style:text-properties style:font-name="Courier"/>
    </style:style>
    <style:style style:name="T10" style:parent-style-name="DefaultParagraphFont" style:family="text">
      <style:text-properties style:font-name="Courier"/>
    </style:style>
    <style:style style:name="T11" style:parent-style-name="DefaultParagraphFont" style:family="text">
      <style:text-properties style:font-name="Courier" fo:background-color="#FFFF00"/>
    </style:style>
    <style:style style:name="T12" style:parent-style-name="DefaultParagraphFont" style:family="text">
      <style:text-properties style:font-name="Courier"/>
    </style:style>
    <style:style style:name="T13" style:parent-style-name="DefaultParagraphFont" style:family="text">
      <style:text-properties style:font-name="Courier"/>
    </style:style>
    <style:style style:name="T14" style:parent-style-name="DefaultParagraphFont" style:family="text">
      <style:text-properties style:font-name="Courier" fo:background-color="#00FF00"/>
    </style:style>
    <style:style style:name="T15" style:parent-style-name="DefaultParagraphFont" style:family="text">
      <style:text-properties style:font-name="Courier"/>
    </style:style>
    <style:style style:name="P16" style:parent-style-name="Standard" style:family="paragraph">
      <style:text-properties style:font-name="Courier"/>
    </style:style>
    <style:style style:name="P17" style:parent-style-name="Standard" style:family="paragraph">
      <style:text-properties style:font-name="Courier"/>
    </style:style>
    <style:style style:name="T18" style:parent-style-name="DefaultParagraphFont" style:family="text">
      <style:text-properties style:font-name="Courier"/>
    </style:style>
    <style:style style:name="T19" style:parent-style-name="DefaultParagraphFont" style:family="text">
      <style:text-properties style:font-name="Courier" fo:background-color="#FFFF00"/>
    </style:style>
    <style:style style:name="T20" style:parent-style-name="DefaultParagraphFont" style:family="text">
      <style:text-properties style:font-name="Courier"/>
    </style:style>
    <style:style style:name="P21" style:parent-style-name="Standard" style:family="paragraph">
      <style:text-properties style:font-name="Courier"/>
    </style:style>
    <style:style style:name="P22" style:parent-style-name="Standard" style:family="paragraph">
      <style:text-properties style:font-name="Courier"/>
    </style:style>
    <style:style style:name="P23" style:parent-style-name="Standard" style:family="paragraph">
      <style:text-properties style:font-name="Courier"/>
    </style:style>
    <style:style style:name="P24" style:parent-style-name="Standard" style:family="paragraph">
      <style:text-properties style:font-name="Courier"/>
    </style:style>
    <style:style style:name="P25" style:parent-style-name="Standard" style:family="paragraph">
      <style:text-properties style:font-name="Courier"/>
    </style:style>
    <style:style style:name="T26" style:parent-style-name="DefaultParagraphFont" style:family="text">
      <style:text-properties style:font-name="Courier"/>
    </style:style>
    <style:style style:name="T27" style:parent-style-name="DefaultParagraphFont" style:family="text">
      <style:text-properties style:font-name="Courier" fo:background-color="#FFFF00"/>
    </style:style>
    <style:style style:name="T28" style:parent-style-name="DefaultParagraphFont" style:family="text">
      <style:text-properties style:font-name="Courier"/>
    </style:style>
    <style:style style:name="T29" style:parent-style-name="DefaultParagraphFont" style:family="text">
      <style:text-properties style:font-name="Courier"/>
    </style:style>
    <style:style style:name="T30" style:parent-style-name="DefaultParagraphFont" style:family="text">
      <style:text-properties style:font-name="Courier" fo:background-color="#00FF00"/>
    </style:style>
    <style:style style:name="T31" style:parent-style-name="DefaultParagraphFont" style:family="text">
      <style:text-properties style:font-name="Courier"/>
    </style:style>
    <style:style style:name="P32" style:parent-style-name="Standard" style:family="paragraph">
      <style:text-properties style:font-name="Courier"/>
    </style:style>
    <style:style style:name="P33" style:parent-style-name="Standard" style:family="paragraph">
      <style:text-properties style:font-name="Courier"/>
    </style:style>
  </office:automatic-styles>
  <office:body>
    <office:text text:use-soft-page-breaks="true">
      <text:p text:style-name="P1">Han Wang (wang2786, 0028451697)</text:p>
      <text:p text:style-name="Standard"/>
      <text:p text:style-name="P2">1.</text:p>
      <text:p text:style-name="P3">1.main process before appl1():</text:p>
      <text:p text:style-name="P4">Base of the stack: Address - 0x0EFD8FFC, Value - 0x0A0AAAA9</text:p>
      <text:p text:style-name="P5">Top of the stack: Address - 0x0EFD8FC0, Value - 0x00000000</text:p>
      <text:p text:style-name="P6"/>
      <text:p text:style-name="P7">2. after appl1()</text:p>
      <text:p text:style-name="P8"/>
      <text:p text:style-name="P9">is created before fun1() is called:</text:p>
      <text:p text:style-name="Standard"><text:span text:style-name="T10">Base of the stack: Address -<text:s/></text:span><text:span text:style-name="T11">0x0EFC8FFC</text:span><text:span text:style-name="T12">, Value - 0x0A0AAAA9</text:span></text:p>
      <text:p text:style-name="Standard"><text:span text:style-name="T13">Top of the stack: Address -<text:s/></text:span><text:span text:style-name="T14">0x0EFC8FCC</text:span><text:span text:style-name="T15">, Value - 0x00000000</text:span></text:p>
      <text:p text:style-name="P16"/>
      <text:p text:style-name="P17">3. after appl1() calls fun1() and before fun1() returns:</text:p>
      <text:p text:style-name="Standard"><text:span text:style-name="T18">Base of the stack: Address -<text:s/></text:span><text:span text:style-name="T19">0x0EFC8FFC</text:span><text:span text:style-name="T20">, Value - 0x0A0AAAA9</text:span></text:p>
      <text:p text:style-name="P21">Top of the stack: Address - 0x0EFC8F9C, Value - 0x00114273</text:p>
      <text:p text:style-name="P22"/>
      <text:p text:style-name="P23">fun1: (a)13 + (b)21 = 34</text:p>
      <text:p text:style-name="P24"/>
      <text:p text:style-name="P25">4. after appl1() calls fun1() and after fun1() has returned:</text:p>
      <text:p text:style-name="Standard"><text:span text:style-name="T26">Base of the stack: Address -<text:s/></text:span><text:span text:style-name="T27">0x0EFC8FFC</text:span><text:span text:style-name="T28">, Value - 0x0A0AAAA9</text:span></text:p>
      <text:p text:style-name="Standard"><text:span text:style-name="T29">Top of the stack: Address -<text:s/></text:span><text:span text:style-name="T30">0x0EFC8FCC</text:span><text:span text:style-name="T31">, Value - 0x00000000</text:span></text:p>
      <text:p text:style-name="P32"/>
      <text:p text:style-name="P33">appl1: func result is 34</text:p>
      <text:p text:style-name="Standard"/>
      <text:p text:style-name="Standard">After color code all the same value, we can clearly see the context switch between appl1()<text:s/>created to call fun1() to fun1() return.<text:s/>The base and top of the stack changed because the context switch from main to new process. And during the fun1() call, the base of the stack never changed, but the top of the stack got smaller for storing new info from the function. And the memory was freed after fun1() was returned.</text:p>
      <text:p text:style-name="Standard"/>
      <text:p text:style-name="Standard">5.</text:p>
      <text:p text:style-name="Standard">Attack strategy: Overflow the stack by recursively calling a custom function with local variable, which will eventually get access to victim’s stack and causing OS to panic.</text:p>
      <text:p text:style-name="Standard"/>
      <text:p text:style-name="Standard">Impact: The OS will trap<text:s/>the process from keep functioning and dump the register memory to stdout.</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Courier" svg:font-family="Courier" style:font-family-generic="modern" style:font-pitch="fixed" svg:panose-1="2 7 4 9 2 2 5 2 4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SourceText" style:display-name="Source Text" style:family="text">
      <style:text-properties style:font-name="Liberation Mono" style:font-name-asian="Nimbus Mono L"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Han Wang</dc:creator>
    <meta:creation-date>2018-02-11T21:51:00Z</meta:creation-date>
    <dc:date>2018-02-14T00:49:00Z</dc:date>
    <meta:template xlink:href="Normal.dotm" xlink:type="simple"/>
    <meta:editing-cycles>4</meta:editing-cycles>
    <meta:editing-duration>PT5460S</meta:editing-duration>
    <meta:document-statistic meta:page-count="1" meta:paragraph-count="2" meta:word-count="218" meta:character-count="1465" meta:row-count="10" meta:non-whitespace-character-count="1249"/>
  </office:meta>
</office:document-meta>
</file>